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 text:style-name="P2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0.588cm" svg:y="22.996cm">
          <text:p text:style-name="P2"><text:span text:style-name="T1">v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3.888cm" svg:y="22.996cm">
          <text:p text:style-name="P2"><text:span text:style-name="T1">v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1.243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4.644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39:57.481524639</dc:date>
    <dc:creator>elucterio </dc:creator>
    <meta:editing-duration>PT29M59S</meta:editing-duration>
    <meta:editing-cycles>15</meta:editing-cycles>
    <meta:generator>LibreOffice/4.2.8.2$Linux_X86_64 LibreOffice_project/420m0$Build-2</meta:generator>
    <meta:document-statistic meta:object-count="15"/>
  </office:meta>
</office:document-meta>
</file>